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Splitter.setFactory( XPath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Splitter.getNamespac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Splitter.getFunction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Splitter.getX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Splitter.get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Splitter.setVariableResolver( MessageVariableResolver variable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Splitter.setXPath( String x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Splitter.valid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PathSplitter.setTransformer( Source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Splitter.setFunctionResolver( XPathFunctionResolver function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Splitter.getVariabl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Splitter.setNamespaceContext( NamespaceContext namespac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Splitter.ge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Splitter.split( Source ma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